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MMI10" svg:font-family="CMMI10" style:font-family-generic="roman"/>
    <style:font-face style:name="CMR10" svg:font-family="CMR10" style:font-family-generic="roman"/>
    <style:font-face style:name="CMSY10" svg:font-family="CMSY10" style:font-family-generic="roman"/>
    <style:font-face style:name="NimbusSanL-Regu" svg:font-family="NimbusSanL-Regu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bcc6e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1" style:master-page-name="Standard">
      <style:paragraph-properties style:page-number="auto"/>
      <style:text-properties fo:font-weight="normal" style:font-weight-asian="normal" style:font-weight-complex="normal"/>
    </style:style>
    <style:style style:name="T1" style:family="text">
      <style:text-properties style:font-name="NimbusSanL-Regu" fo:font-size="11pt" style:font-size-asian="11pt"/>
    </style:style>
    <style:style style:name="T2" style:family="text">
      <style:text-properties style:font-name="NimbusSanL-Regu" fo:font-size="11pt" officeooo:rsid="000b3e26" style:font-size-asian="11pt"/>
    </style:style>
    <style:style style:name="T3" style:family="text">
      <style:text-properties style:font-name="NimbusSanL-Regu" fo:font-size="11pt" officeooo:rsid="000bcc6e" style:font-size-asian="11pt"/>
    </style:style>
    <style:style style:name="T4" style:family="text">
      <style:text-properties style:font-name="NimbusSanL-Regu" fo:font-size="11pt" officeooo:rsid="000bede1" style:font-size-asian="11pt"/>
    </style:style>
    <style:style style:name="T5" style:family="text">
      <style:text-properties style:font-name="NimbusSanL-Regu" fo:font-size="11pt" officeooo:rsid="000c2289" style:font-size-asian="11pt"/>
    </style:style>
    <style:style style:name="T6" style:family="text">
      <style:text-properties style:font-name="NimbusSanL-Regu" fo:font-size="11pt" officeooo:rsid="000c75a1" style:font-size-asian="11pt"/>
    </style:style>
    <style:style style:name="T7" style:family="text">
      <style:text-properties style:font-name="NimbusSanL-Regu" fo:font-size="11pt" officeooo:rsid="000cc318" style:font-size-asian="11pt"/>
    </style:style>
    <style:style style:name="T8" style:family="text">
      <style:text-properties style:font-name="NimbusSanL-Regu" fo:font-size="11pt" officeooo:rsid="000dc17f" style:font-size-asian="11pt"/>
    </style:style>
    <style:style style:name="T9" style:family="text">
      <style:text-properties style:font-name="NimbusSanL-Regu" fo:font-size="11pt" officeooo:rsid="000fab63" style:font-size-asian="11pt"/>
    </style:style>
    <style:style style:name="T10" style:family="text">
      <style:text-properties style:font-name="NimbusSanL-Regu" fo:font-size="11pt" officeooo:rsid="000ff83e" style:font-size-asian="11pt"/>
    </style:style>
    <style:style style:name="T11" style:family="text">
      <style:text-properties style:font-name="NimbusSanL-Regu" fo:font-size="11pt" officeooo:rsid="001076ba" style:font-size-asian="11pt"/>
    </style:style>
    <style:style style:name="T12" style:family="text">
      <style:text-properties style:font-name="NimbusSanL-Regu" fo:font-size="11pt" fo:font-weight="normal" style:font-size-asian="11pt" style:font-weight-asian="normal" style:font-weight-complex="normal"/>
    </style:style>
    <style:style style:name="T13" style:family="text">
      <style:text-properties style:font-name="NimbusSanL-Regu" fo:font-size="11pt" fo:font-weight="normal" officeooo:rsid="000bcc6e" style:font-size-asian="11pt" style:font-weight-asian="normal" style:font-weight-complex="normal"/>
    </style:style>
    <style:style style:name="T14" style:family="text">
      <style:text-properties style:font-name="CMMI10" fo:font-size="11pt" style:font-size-asian="11pt"/>
    </style:style>
    <style:style style:name="T15" style:family="text">
      <style:text-properties style:font-name="CMMI10" fo:font-size="11pt" officeooo:rsid="000bcc6e" style:font-size-asian="11pt"/>
    </style:style>
    <style:style style:name="T16" style:family="text">
      <style:text-properties style:font-name="CMR10" fo:font-size="11pt" style:font-size-asian="11pt"/>
    </style:style>
    <style:style style:name="T17" style:family="text">
      <style:text-properties style:font-name="CMSY10" fo:font-size="11pt" style:font-size-asian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11834708806550423" text:style-name="L1">
        <text:list-item>
          <text:p text:style-name="P4"><text:span text:style-name="T2">Usando como base o exemplo dado e</text:span><text:span text:style-name="T1">screva um programa que leia 10 n</text:span><text:span text:style-name="T2">ú</text:span><text:span text:style-name="T1">meros inteiros e os armazene em um vetor. Imprima o vetor, o maior elemento e a posi</text:span><text:span text:style-name="T2">çã</text:span><text:span text:style-name="T1">o que ele se encontra.<text:line-break/></text:span></text:p>
        </text:list-item>
        <text:list-item>
          <text:p text:style-name="P3"><text:span text:style-name="T1">Escreva um programa que leia n n</text:span><text:span text:style-name="T2">ú</text:span><text:span text:style-name="T1">meros inteiros no intervalo [0,50] e os armazene em um vetor estaticamente alocado com </text:span><text:span text:style-name="T2">5</text:span><text:span text:style-name="T1">0 posi</text:span><text:span text:style-name="T2">çõ</text:span><text:span text:style-name="T1">es. Preencha um segundo vetor, tamb</text:span><text:span text:style-name="T2">é</text:span><text:span text:style-name="T1">m alocado estaticamente, apenas com os n</text:span><text:span text:style-name="T2">ú</text:span><text:span text:style-name="T1">meros </text:span><text:span text:style-name="T2">í</text:span><text:span text:style-name="T1">mpares do primeiro vetor. Imprima os dois vetores, 10 elementos por linha.<text:line-break/></text:span></text:p>
        </text:list-item>
        <text:list-item>
          <text:p text:style-name="P3"><text:span text:style-name="T2">Faça um programa que leia</text:span><text:span text:style-name="T1"> 10 </text:span><text:span text:style-name="T2">números inteiros e os armazene em um vetor. Imprima o vetor, c</text:span><text:span text:style-name="T1">ont</text:span><text:span text:style-name="T2">e</text:span><text:span text:style-name="T1"> e escrev</text:span><text:span text:style-name="T2">a</text:span><text:span text:style-name="T1"> quantos valores pares ele possui.<text:line-break/></text:span></text:p>
        </text:list-item>
        <text:list-item>
          <text:p text:style-name="P3"><text:span text:style-name="T2">Faça um programa que leia</text:span><text:span text:style-name="T1"> um vetor de 10 posi</text:span><text:span text:style-name="T2">ções</text:span><text:span text:style-name="T1"> </text:span><text:span text:style-name="T2">e armazene em um vetor, </text:span><text:span text:style-name="T1">atribua valor 0 para todos os elementos que possu</text:span><text:span text:style-name="T2">í</text:span><text:span text:style-name="T1">rem valores negativos </text:span><text:span text:style-name="T2">e imprima o resultado</text:span><text:span text:style-name="T1">.<text:line-break/></text:span></text:p>
        </text:list-item>
        <text:list-item>
          <text:p text:style-name="P1"><text:span text:style-name="T12">Fa</text:span><text:span text:style-name="T13">ça</text:span><text:span text:style-name="T12"> um programa para ler a nota da prova de 15 alunos </text:span><text:span text:style-name="T13">e armazene as notas em um vetor,</text:span><text:span text:style-name="T12"> calcule e imprima a m</text:span><text:span text:style-name="T13">é</text:span><text:span text:style-name="T12">dia </text:span><text:span text:style-name="T1">geral. Obs.: Tente fazer o programa usando fun</text:span><text:span text:style-name="T3">çõ</text:span><text:span text:style-name="T1">es, usando uma fun</text:span><text:span text:style-name="T3">çã</text:span><text:span text:style-name="T1">o para ler as notas e outra para calcular a m</text:span><text:span text:style-name="T3">é</text:span><text:span text:style-name="T1">dia.<text:line-break/></text:span></text:p>
        </text:list-item>
        <text:list-item>
          <text:p text:style-name="P2"><text:span text:style-name="T1">Considere um vetor A com 11 elementos onde </text:span><text:span text:style-name="T14">A</text:span><text:span text:style-name="T16">1 </text:span><text:span text:style-name="T14">&lt; A</text:span><text:span text:style-name="T16">2 </text:span><text:span text:style-name="T14">&lt; ... &lt; A</text:span><text:span text:style-name="T16">6 </text:span><text:span text:style-name="T14">&gt; A</text:span><text:span text:style-name="T16">7 </text:span><text:span text:style-name="T14">&gt; A</text:span><text:span text:style-name="T16">8</text:span><text:span text:style-name="T17"> </text:span><text:span text:style-name="T14">&gt; ... </text:span><text:span text:style-name="T15">&gt; </text:span><text:span text:style-name="T14">A</text:span><text:span text:style-name="T16">11</text:span><text:span text:style-name="T1">, ou seja, est</text:span><text:span text:style-name="T3">á</text:span><text:span text:style-name="T1"> ordenado em ordem crescente at</text:span><text:span text:style-name="T3">é</text:span><text:span text:style-name="T1"> o sexto elemento, e a partir desse elemento est</text:span><text:span text:style-name="T3">á</text:span><text:span text:style-name="T1"> ordenado em ordem decrescente. Dado o vetor da quest</text:span><text:span text:style-name="T3">ã</text:span><text:span text:style-name="T1">o anterior, proponha um algoritmo para ordenar os elementos.<text:line-break/></text:span></text:p>
        </text:list-item>
        <text:list-item>
          <text:p text:style-name="P2"><text:span text:style-name="T1">Fa</text:span><text:span text:style-name="T4">ç</text:span><text:span text:style-name="T1">a um programa que receba do usu</text:span><text:span text:style-name="T4">á</text:span><text:span text:style-name="T1">rio dois arrays, A e B, com 10 n</text:span><text:span text:style-name="T4">ú</text:span><text:span text:style-name="T1">meros inteiros cada. Crie um novo array C calculando C = A - B. Mostre na tela os dados do array C.<text:line-break/></text:span></text:p>
        </text:list-item>
        <text:list-item>
          <text:p text:style-name="P2"><text:span text:style-name="T1">Fa</text:span><text:span text:style-name="T5">ç</text:span><text:span text:style-name="T1">a um programa que leia um vetor de 10 posi</text:span><text:span text:style-name="T5">çõ</text:span><text:span text:style-name="T1">es e verifique se existem valores </text:span><text:span text:style-name="T5">repetidos</text:span><text:span text:style-name="T1"> e os escreva.<text:line-break/></text:span></text:p>
        </text:list-item>
        <text:list-item>
          <text:p text:style-name="P2"><text:span text:style-name="T1">Fa</text:span><text:span text:style-name="T6">ça</text:span><text:span text:style-name="T1"> um programa que leia um vetor de cinco posi</text:span><text:span text:style-name="T6">çõ</text:span><text:span text:style-name="T1">es para n</text:span><text:span text:style-name="T6">ú</text:span><text:span text:style-name="T1">meros reais e, depois, um c</text:span><text:span text:style-name="T6">ó</text:span><text:span text:style-name="T1">digo inteiro. Se o c</text:span><text:span text:style-name="T6">ó</text:span><text:span text:style-name="T1">digo for zero, finalize o programa;<text:line-break/>se for 1, mostre o vetor na ordem direta;<text:line-break/>se for 2, mostre o vetor na ordem inversa.<text:line-break/>Caso, o c</text:span><text:span text:style-name="T6">ó</text:span><text:span text:style-name="T1">digo for diferente de 1 e 2 escreva uma mensagem falando que o c</text:span><text:span text:style-name="T6">ó</text:span><text:span text:style-name="T1">digo </text:span><text:span text:style-name="T6">é</text:span><text:span text:style-name="T1"> inv</text:span><text:span text:style-name="T6">á</text:span><text:span text:style-name="T1">lido.<text:line-break/></text:span></text:p>
        </text:list-item>
        <text:list-item>
          <text:p text:style-name="P2"><text:span text:style-name="T1">Leia 10 n</text:span><text:span text:style-name="T7">ú</text:span><text:span text:style-name="T1">meros inteiros e armazene em um vetor. Em seguida escreva os elementos que s</text:span><text:span text:style-name="T7">ã</text:span><text:span text:style-name="T1">o primos e suas respectivas posi</text:span><text:span text:style-name="T7">çõ</text:span><text:span text:style-name="T1">es no vetor.<text:line-break/></text:span></text:p>
        </text:list-item>
        <text:list-item>
          <text:p text:style-name="P2"><text:span text:style-name="T1">Leia 10 n</text:span><text:span text:style-name="T8">ú</text:span><text:span text:style-name="T1">meros inteiros e armazene em um vetor v. Crie dois novos vetores v1 e v2. Copie os valores </text:span><text:span text:style-name="T8">í</text:span><text:span text:style-name="T1">mpares de v para v1, e os valores pares de v para v2. Note que cada um dos vetores v1 e v2 t</text:span><text:span text:style-name="T8">ê</text:span><text:span text:style-name="T1">m no m</text:span><text:span text:style-name="T8">á</text:span><text:span text:style-name="T1">ximo 10 elementos, mas nem todos os elementos s</text:span><text:span text:style-name="T8">ã</text:span><text:span text:style-name="T1">o utilizados. No final escreva os elementos UTILIZADOS de v1 e v2.<text:line-break/></text:span></text:p>
        </text:list-item>
        <text:list-item>
          <text:p text:style-name="P2"><text:span text:style-name="T1">Leia um vetor com 20 n</text:span><text:span text:style-name="T8">ú</text:span><text:span text:style-name="T1">meros inteiros. Escreva os elementos do vetor eliminando elementos repetidos.<text:line-break/></text:span></text:p>
        </text:list-item>
        <text:list-item>
          <text:p text:style-name="P2"><text:span text:style-name="T1">Fa</text:span><text:span text:style-name="T9">ç</text:span><text:span text:style-name="T1">a um programa para ler 10 n</text:span><text:span text:style-name="T9">ú</text:span><text:span text:style-name="T1">meros DIFERENTES a serem armazenados em um vetor. Os dados dever</text:span><text:span text:style-name="T9">ã</text:span><text:span text:style-name="T1">o ser armazenados no vetor na ordem que forem sendo lidos, sendo que caso o usu</text:span><text:span text:style-name="T9">á</text:span><text:span text:style-name="T1">rio digite um n</text:span><text:span text:style-name="T9">ú</text:span><text:span text:style-name="T1">mero que j</text:span><text:span text:style-name="T9">á</text:span><text:span text:style-name="T1"> foi digitado anteriormente, o programa dever</text:span><text:span text:style-name="T9">á</text:span><text:span text:style-name="T1"> pedir para ele digitar outro n</text:span><text:span text:style-name="T9">ú</text:span><text:span text:style-name="T1">mero. Note que cada valor digitado pelo usu</text:span><text:span text:style-name="T9">á</text:span><text:span text:style-name="T1">rio deve ser pesquisado no vetor, verificando se ele existe entre os n</text:span><text:span text:style-name="T9">ú</text:span><text:span text:style-name="T1">meros que j</text:span><text:span text:style-name="T9">á</text:span><text:span text:style-name="T1"> foram fornecidos. Exibir na tela o vetor final que foi digitado.<text:line-break/></text:span></text:p>
        </text:list-item>
        <text:list-item>
          <text:p text:style-name="P2"><text:span text:style-name="T1">Pe</text:span><text:span text:style-name="T10">ç</text:span><text:span text:style-name="T1">a ao usu</text:span><text:span text:style-name="T10">á</text:span><text:span text:style-name="T1">rio para digitar dez valores num</text:span><text:span text:style-name="T10">é</text:span><text:span text:style-name="T1">ricos e ordene por ordem crescente estes valores, guardando-os num vetor. Ordene o valor assim que ele for digitado. Mostre ao final os valores em ordem.<text:line-break/></text:span></text:p>
        </text:list-item>
        <text:list-item>
          <text:p text:style-name="P2"><text:soft-page-break/><text:span text:style-name="T1">Ler um conjunto de n</text:span><text:span text:style-name="T11">ú</text:span><text:span text:style-name="T1">meros reais, armazenando-o em vetor e calcular o quadrado das componentes deste vetor, armazenando o resultado em outro vetor. Os conjuntos t</text:span><text:span text:style-name="T11">ê</text:span><text:span text:style-name="T1">m no m</text:span><text:span text:style-name="T11">á</text:span><text:span text:style-name="T1">ximo 20 elementos. Imprimir todos os conjuntos.<text:line-break/></text:span></text:p>
        </text:list-item>
        <text:list-item>
          <text:p text:style-name="P2"><text:span text:style-name="T1">Fa</text:span><text:span text:style-name="T11">ç</text:span><text:span text:style-name="T1">a um programa que preencha um vetor de tamanho 100 com os 100 primeiros naturais que n</text:span><text:span text:style-name="T11">ã</text:span><text:span text:style-name="T1">o s</text:span><text:span text:style-name="T11">ã</text:span><text:span text:style-name="T1">o m</text:span><text:span text:style-name="T11">ú</text:span><text:span text:style-name="T1">ltiplos de 7 ou que terminam com 7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MMI10" svg:font-family="CMMI10" style:font-family-generic="roman"/>
    <style:font-face style:name="CMR10" svg:font-family="CMR10" style:font-family-generic="roman"/>
    <style:font-face style:name="CMSY10" svg:font-family="CMSY10" style:font-family-generic="roman"/>
    <style:font-face style:name="NimbusSanL-Regu" svg:font-family="NimbusSanL-Regu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42S</meta:editing-duration>
    <meta:editing-cycles>13</meta:editing-cycles>
    <meta:generator>LibreOffice/4.1.0.4$Windows_x86 LibreOffice_project/89ea49ddacd9aa532507cbf852f2bb22b1ace28</meta:generator>
    <dc:date>2013-11-04T18:32:42.203000000</dc:date>
    <meta:document-statistic meta:table-count="0" meta:image-count="0" meta:object-count="0" meta:page-count="2" meta:paragraph-count="16" meta:word-count="644" meta:character-count="3510" meta:non-whitespace-character-count="2882"/>
    <meta:user-defined meta:name="Info 1"/>
    <meta:user-defined meta:name="Info 2"/>
    <meta:user-defined meta:name="Info 3"/>
    <meta:user-defined meta:name="Info 4"/>
  </office:meta>
</office:document-meta>
</file>